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100%" draw:textarea-horizontal-align="justify" draw:textarea-vertical-align="middle" draw:auto-grow-height="false" fo:min-height="0.332cm" fo:min-width="0.236cm"/>
      <style:paragraph-properties style:writing-mode="lr-tb"/>
    </style:style>
    <style:style style:name="gr2" style:family="graphic" style:parent-style-name="standard">
      <style:graphic-properties draw:opacity="100%" draw:textarea-horizontal-align="justify" draw:textarea-vertical-align="middle" draw:auto-grow-height="false" fo:min-height="0.332cm" fo:min-width="0.237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100%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0.736cm" svg:height="0.582cm" svg:x="1.872cm" svg:y="0.457cm">
          <text:p text:style-name="P1"><text:span text:style-name="T1">2</text:span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0.737cm" svg:height="0.582cm" svg:x="1.135cm" svg:y="1.323cm">
          <text:p text:style-name="P1"><text:span text:style-name="T1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.504cm" svg:y1="1.323cm" svg:x2="1.872cm" svg:y2="0.748cm" draw:start-shape="id1" draw:start-glue-point="4" draw:end-shape="id2" draw:end-glue-point="5" svg:d="M1504 1323l368-575" svg:viewBox="0 0 369 576">
          <text:p/>
        </draw:connector>
        <draw:custom-shape draw:style-name="gr1" draw:text-style-name="P2" xml:id="id4" draw:id="id4" draw:layer="layout" svg:width="0.736cm" svg:height="0.582cm" svg:x="1.873cm" svg:y="2.558cm">
          <text:p text:style-name="P1"><text:span text:style-name="T1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0.737cm" svg:height="0.582cm" svg:x="1.136cm" svg:y="3.424cm">
          <text:p text:style-name="P1"><text:span text:style-name="T1">2</text:span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.505cm" svg:y1="3.424cm" svg:x2="1.873cm" svg:y2="2.849cm" draw:start-shape="id3" draw:start-glue-point="4" draw:end-shape="id4" draw:end-glue-point="5" svg:d="M1505 3424l368-575" svg:viewBox="0 0 369 576">
          <text:p/>
        </draw:connector>
        <draw:custom-shape draw:style-name="gr1" draw:text-style-name="P2" xml:id="id6" draw:id="id6" draw:layer="layout" svg:width="0.736cm" svg:height="0.582cm" svg:x="1.874cm" svg:y="4.759cm">
          <text:p text:style-name="P1"><text:span text:style-name="T1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0.737cm" svg:height="0.582cm" svg:x="1.137cm" svg:y="5.625cm">
          <text:p text:style-name="P1"><text:span text:style-name="T1">2</text:span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.506cm" svg:y1="5.625cm" svg:x2="1.874cm" svg:y2="5.05cm" draw:start-shape="id5" draw:start-glue-point="4" draw:end-shape="id6" draw:end-glue-point="5" svg:d="M1506 5625l368-575" svg:viewBox="0 0 369 576">
          <text:p/>
        </draw:connector>
        <draw:custom-shape draw:style-name="gr2" draw:text-style-name="P2" xml:id="id7" draw:id="id7" draw:layer="layout" svg:width="0.737cm" svg:height="0.582cm" svg:x="2.637cm" svg:y="5.626cm">
          <text:p text:style-name="P1"><text:span text:style-name="T1">1</text:span><text:span text:style-name="T1">5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3" draw:layer="layout" draw:type="line" svg:x1="2.61cm" svg:y1="5.05cm" svg:x2="3.006cm" svg:y2="5.626cm" draw:start-shape="id6" draw:start-glue-point="7" draw:end-shape="id7" draw:end-glue-point="4" svg:d="M2610 5050l396 576" svg:viewBox="0 0 397 577">
          <text:p/>
        </draw:connector>
        <draw:custom-shape draw:style-name="gr1" draw:text-style-name="P2" xml:id="id9" draw:id="id9" draw:layer="layout" svg:width="0.736cm" svg:height="0.582cm" svg:x="1.874cm" svg:y="6.86cm">
          <text:p text:style-name="P1"><text:span text:style-name="T1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0.737cm" svg:height="0.582cm" svg:x="1.137cm" svg:y="7.726cm">
          <text:p text:style-name="P1"><text:span text:style-name="T1">2</text:span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.506cm" svg:y1="7.726cm" svg:x2="1.874cm" svg:y2="7.151cm" draw:start-shape="id8" draw:start-glue-point="4" draw:end-shape="id9" draw:end-glue-point="5" svg:d="M1506 7726l368-575" svg:viewBox="0 0 369 576">
          <text:p/>
        </draw:connector>
        <draw:custom-shape draw:style-name="gr2" draw:text-style-name="P2" xml:id="id10" draw:id="id10" draw:layer="layout" svg:width="0.737cm" svg:height="0.582cm" svg:x="2.637cm" svg:y="7.727cm">
          <text:p text:style-name="P1"><text:span text:style-name="T1">15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3" draw:layer="layout" draw:type="line" svg:x1="2.61cm" svg:y1="7.151cm" svg:x2="3.006cm" svg:y2="7.727cm" draw:start-shape="id9" draw:start-glue-point="7" draw:end-shape="id10" draw:end-glue-point="4" svg:d="M2610 7151l396 576" svg:viewBox="0 0 397 577">
          <text:p/>
        </draw:connector>
        <draw:custom-shape draw:style-name="gr2" draw:text-style-name="P2" xml:id="id11" draw:id="id11" draw:layer="layout" svg:width="0.737cm" svg:height="0.582cm" svg:x="0.437cm" svg:y="8.527cm">
          <text:p text:style-name="P1"><text:span text:style-name="T1">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0.806cm" svg:y1="8.527cm" svg:x2="1.174cm" svg:y2="7.952cm" draw:start-shape="id11" draw:start-glue-point="4" svg:d="M806 8527l368-575" svg:viewBox="0 0 369 576">
          <text:p/>
        </draw:connector>
        <draw:custom-shape draw:style-name="gr1" draw:text-style-name="P2" xml:id="id13" draw:id="id13" draw:layer="layout" svg:width="0.736cm" svg:height="0.582cm" svg:x="1.874cm" svg:y="9.561cm">
          <text:p text:style-name="P1"><text:span text:style-name="T1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0.737cm" svg:height="0.582cm" svg:x="1.137cm" svg:y="10.427cm">
          <text:p text:style-name="P1"><text:span text:style-name="T1">2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.506cm" svg:y1="10.427cm" svg:x2="1.874cm" svg:y2="9.852cm" draw:start-shape="id12" draw:start-glue-point="4" draw:end-shape="id13" draw:end-glue-point="5" svg:d="M1506 10427l368-575" svg:viewBox="0 0 369 576">
          <text:p/>
        </draw:connector>
        <draw:custom-shape draw:style-name="gr2" draw:text-style-name="P2" xml:id="id14" draw:id="id14" draw:layer="layout" svg:width="0.737cm" svg:height="0.582cm" svg:x="2.637cm" svg:y="10.428cm">
          <text:p text:style-name="P1"><text:span text:style-name="T1">15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3" draw:layer="layout" draw:type="line" svg:x1="2.61cm" svg:y1="9.852cm" svg:x2="3.006cm" svg:y2="10.428cm" draw:start-shape="id13" draw:start-glue-point="7" draw:end-shape="id14" draw:end-glue-point="4" svg:d="M2610 9852l396 576" svg:viewBox="0 0 397 577">
          <text:p/>
        </draw:connector>
        <draw:custom-shape draw:style-name="gr2" draw:text-style-name="P2" xml:id="id15" draw:id="id15" draw:layer="layout" svg:width="0.737cm" svg:height="0.582cm" svg:x="0.437cm" svg:y="11.329cm">
          <text:p text:style-name="P1"><text:span text:style-name="T1">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0.806cm" svg:y1="11.329cm" svg:x2="1.174cm" svg:y2="10.653cm" draw:start-shape="id15" draw:start-glue-point="4" svg:d="M806 11329l368-676" svg:viewBox="0 0 369 677">
          <text:p/>
        </draw:connector>
        <draw:custom-shape draw:style-name="gr2" draw:text-style-name="P2" xml:id="id16" draw:id="id16" draw:layer="layout" svg:width="0.737cm" svg:height="0.582cm" svg:x="1.837cm" svg:y="11.329cm">
          <text:p text:style-name="P1"><text:span text:style-name="T1">4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3" draw:layer="layout" draw:type="line" svg:x1="1.874cm" svg:y1="10.718cm" svg:x2="2.206cm" svg:y2="11.329cm" draw:start-shape="id12" draw:start-glue-point="7" draw:end-shape="id16" draw:end-glue-point="4" svg:d="M1874 10718l332 611" svg:viewBox="0 0 333 612">
          <text:p/>
        </draw:connector>
        <draw:custom-shape draw:style-name="gr1" draw:text-style-name="P2" xml:id="id18" draw:id="id18" draw:layer="layout" svg:width="0.736cm" svg:height="0.582cm" svg:x="1.874cm" svg:y="12.862cm">
          <text:p text:style-name="P1"><text:span text:style-name="T1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0.737cm" svg:height="0.582cm" svg:x="1.137cm" svg:y="13.728cm">
          <text:p text:style-name="P1"><text:span text:style-name="T1">2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.506cm" svg:y1="13.728cm" svg:x2="1.874cm" svg:y2="13.153cm" draw:start-shape="id17" draw:start-glue-point="4" draw:end-shape="id18" draw:end-glue-point="5" svg:d="M1506 13728l368-575" svg:viewBox="0 0 369 576">
          <text:p/>
        </draw:connector>
        <draw:custom-shape draw:style-name="gr2" draw:text-style-name="P2" xml:id="id19" draw:id="id19" draw:layer="layout" svg:width="0.737cm" svg:height="0.582cm" svg:x="3.337cm" svg:y="13.729cm">
          <text:p text:style-name="P1"><text:span text:style-name="T1">15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3" draw:layer="layout" draw:type="line" svg:x1="2.61cm" svg:y1="13.153cm" svg:x2="3.706cm" svg:y2="13.729cm" draw:start-shape="id18" draw:start-glue-point="7" draw:end-shape="id19" draw:end-glue-point="4" svg:d="M2610 13153l1096 576" svg:viewBox="0 0 1097 577">
          <text:p/>
        </draw:connector>
        <draw:custom-shape draw:style-name="gr2" draw:text-style-name="P2" xml:id="id20" draw:id="id20" draw:layer="layout" svg:width="0.737cm" svg:height="0.582cm" svg:x="0.437cm" svg:y="14.63cm">
          <text:p text:style-name="P1"><text:span text:style-name="T1">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0.806cm" svg:y1="14.63cm" svg:x2="1.174cm" svg:y2="13.954cm" draw:start-shape="id20" draw:start-glue-point="4" svg:d="M806 14630l368-676" svg:viewBox="0 0 369 677">
          <text:p/>
        </draw:connector>
        <draw:custom-shape draw:style-name="gr2" draw:text-style-name="P2" xml:id="id21" draw:id="id21" draw:layer="layout" svg:width="0.737cm" svg:height="0.582cm" svg:x="1.837cm" svg:y="14.63cm">
          <text:p text:style-name="P1"><text:span text:style-name="T1">4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3" draw:layer="layout" draw:type="line" svg:x1="1.874cm" svg:y1="14.019cm" svg:x2="2.206cm" svg:y2="14.63cm" draw:start-shape="id17" draw:start-glue-point="7" draw:end-shape="id21" draw:end-glue-point="4" svg:d="M1874 14019l332 611" svg:viewBox="0 0 333 612">
          <text:p/>
        </draw:connector>
        <draw:custom-shape draw:style-name="gr2" draw:text-style-name="P2" xml:id="id22" draw:id="id22" draw:layer="layout" svg:width="0.737cm" svg:height="0.582cm" svg:x="2.737cm" svg:y="14.63cm">
          <text:p text:style-name="P1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3.106cm" svg:y1="14.63cm" svg:x2="3.337cm" svg:y2="14.02cm" draw:start-shape="id22" draw:start-glue-point="4" draw:end-shape="id19" draw:end-glue-point="5" svg:d="M3106 14630l231-610" svg:viewBox="0 0 232 611">
          <text:p/>
        </draw:connector>
        <draw:custom-shape draw:style-name="gr1" draw:text-style-name="P2" xml:id="id24" draw:id="id24" draw:layer="layout" svg:width="0.736cm" svg:height="0.582cm" svg:x="11.674cm" svg:y="0.263cm">
          <text:p text:style-name="P1"><text:span text:style-name="T1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3" draw:id="id23" draw:layer="layout" svg:width="0.737cm" svg:height="0.582cm" svg:x="10.937cm" svg:y="1.129cm">
          <text:p text:style-name="P1"><text:span text:style-name="T1">2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1.306cm" svg:y1="1.129cm" svg:x2="11.674cm" svg:y2="0.554cm" draw:start-shape="id23" draw:start-glue-point="4" draw:end-shape="id24" draw:end-glue-point="5" svg:d="M11306 1129l368-575" svg:viewBox="0 0 369 576">
          <text:p/>
        </draw:connector>
        <draw:custom-shape draw:style-name="gr2" draw:text-style-name="P2" xml:id="id25" draw:id="id25" draw:layer="layout" svg:width="0.737cm" svg:height="0.582cm" svg:x="13.137cm" svg:y="1.13cm">
          <text:p text:style-name="P1"><text:span text:style-name="T1">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3" draw:layer="layout" draw:type="line" svg:x1="12.41cm" svg:y1="0.554cm" svg:x2="13.506cm" svg:y2="1.13cm" draw:start-shape="id24" draw:start-glue-point="7" draw:end-shape="id25" draw:end-glue-point="4" svg:d="M12410 554l1096 576" svg:viewBox="0 0 1097 577">
          <text:p/>
        </draw:connector>
        <draw:custom-shape draw:style-name="gr2" draw:text-style-name="P2" xml:id="id26" draw:id="id26" draw:layer="layout" svg:width="0.737cm" svg:height="0.582cm" svg:x="10.237cm" svg:y="2.031cm">
          <text:p text:style-name="P1"><text:span text:style-name="T1">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0.606cm" svg:y1="2.031cm" svg:x2="10.974cm" svg:y2="1.355cm" draw:start-shape="id26" draw:start-glue-point="4" svg:d="M10606 2031l368-676" svg:viewBox="0 0 369 677">
          <text:p/>
        </draw:connector>
        <draw:custom-shape draw:style-name="gr2" draw:text-style-name="P2" xml:id="id27" draw:id="id27" draw:layer="layout" svg:width="0.737cm" svg:height="0.582cm" svg:x="11.637cm" svg:y="2.031cm">
          <text:p text:style-name="P1"><text:span text:style-name="T1">4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3" draw:layer="layout" draw:type="line" svg:x1="11.674cm" svg:y1="1.42cm" svg:x2="12.006cm" svg:y2="2.031cm" draw:start-shape="id23" draw:start-glue-point="7" draw:end-shape="id27" draw:end-glue-point="4" svg:d="M11674 1420l332 611" svg:viewBox="0 0 333 612">
          <text:p/>
        </draw:connector>
        <draw:custom-shape draw:style-name="gr2" draw:text-style-name="P2" xml:id="id28" draw:id="id28" draw:layer="layout" svg:width="0.737cm" svg:height="0.582cm" svg:x="12.537cm" svg:y="2.031cm">
          <text:p text:style-name="P1"><text:span text:style-name="T1">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2.906cm" svg:y1="2.031cm" svg:x2="13.137cm" svg:y2="1.421cm" draw:start-shape="id28" draw:start-glue-point="4" draw:end-shape="id25" draw:end-glue-point="5" svg:d="M12906 2031l231-610" svg:viewBox="0 0 232 611">
          <text:p/>
        </draw:connector>
        <draw:custom-shape draw:style-name="gr1" draw:text-style-name="P2" xml:id="id30" draw:id="id30" draw:layer="layout" svg:width="0.736cm" svg:height="0.582cm" svg:x="11.674cm" svg:y="3.564cm">
          <text:p text:style-name="P1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9" draw:id="id29" draw:layer="layout" svg:width="0.737cm" svg:height="0.582cm" svg:x="10.937cm" svg:y="4.43cm">
          <text:p text:style-name="P1"><text:span text:style-name="T1">2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1.306cm" svg:y1="4.43cm" svg:x2="11.674cm" svg:y2="3.855cm" draw:start-shape="id29" draw:start-glue-point="4" draw:end-shape="id30" draw:end-glue-point="5" svg:d="M11306 4430l368-575" svg:viewBox="0 0 369 576">
          <text:p/>
        </draw:connector>
        <draw:custom-shape draw:style-name="gr2" draw:text-style-name="P2" xml:id="id31" draw:id="id31" draw:layer="layout" svg:width="0.737cm" svg:height="0.582cm" svg:x="13.137cm" svg:y="4.431cm">
          <text:p text:style-name="P1"><text:span text:style-name="T1">5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3" draw:layer="layout" draw:type="line" svg:x1="12.41cm" svg:y1="3.855cm" svg:x2="13.506cm" svg:y2="4.431cm" draw:start-shape="id30" draw:start-glue-point="7" draw:end-shape="id31" draw:end-glue-point="4" svg:d="M12410 3855l1096 576" svg:viewBox="0 0 1097 577">
          <text:p/>
        </draw:connector>
        <draw:custom-shape draw:style-name="gr2" draw:text-style-name="P2" xml:id="id32" draw:id="id32" draw:layer="layout" svg:width="0.737cm" svg:height="0.582cm" svg:x="10.237cm" svg:y="5.332cm">
          <text:p text:style-name="P1"><text:span text:style-name="T1">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0.606cm" svg:y1="5.332cm" svg:x2="10.974cm" svg:y2="4.656cm" draw:start-shape="id32" draw:start-glue-point="4" svg:d="M10606 5332l368-676" svg:viewBox="0 0 369 677">
          <text:p/>
        </draw:connector>
        <draw:custom-shape draw:style-name="gr2" draw:text-style-name="P2" xml:id="id33" draw:id="id33" draw:layer="layout" svg:width="0.737cm" svg:height="0.582cm" svg:x="11.637cm" svg:y="5.332cm">
          <text:p text:style-name="P1"><text:span text:style-name="T1">4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3" draw:layer="layout" draw:type="line" svg:x1="11.674cm" svg:y1="4.721cm" svg:x2="12.006cm" svg:y2="5.332cm" draw:start-shape="id29" draw:start-glue-point="7" draw:end-shape="id33" draw:end-glue-point="4" svg:d="M11674 4721l332 611" svg:viewBox="0 0 333 612">
          <text:p/>
        </draw:connector>
        <draw:custom-shape draw:style-name="gr2" draw:text-style-name="P2" xml:id="id34" draw:id="id34" draw:layer="layout" svg:width="0.737cm" svg:height="0.582cm" svg:x="12.537cm" svg:y="5.332cm">
          <text:p text:style-name="P1"><text:span text:style-name="T1">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2.906cm" svg:y1="5.332cm" svg:x2="13.137cm" svg:y2="4.722cm" draw:start-shape="id34" draw:start-glue-point="4" draw:end-shape="id31" draw:end-glue-point="5" svg:d="M12906 5332l231-610" svg:viewBox="0 0 232 611">
          <text:p/>
        </draw:connector>
        <draw:frame draw:style-name="gr4" draw:text-style-name="P4" draw:layer="layout" svg:width="1.48cm" svg:height="0.683cm" svg:x="4cm" svg:y="0.635cm">
          <draw:text-box>
            <text:p><text:span text:style-name="T2">[20,5]</text:span></text:p>
          </draw:text-box>
        </draw:frame>
        <draw:frame draw:style-name="gr4" draw:text-style-name="P4" draw:layer="layout" svg:width="1.48cm" svg:height="0.683cm" svg:x="4cm" svg:y="2.54cm">
          <draw:text-box>
            <text:p><text:span text:style-name="T2">[5,20]</text:span></text:p>
          </draw:text-box>
        </draw:frame>
        <draw:frame draw:style-name="gr4" draw:text-style-name="P4" draw:layer="layout" svg:width="2.022cm" svg:height="0.683cm" svg:x="4cm" svg:y="4.445cm">
          <draw:text-box>
            <text:p><text:span text:style-name="T2">[5,20,15]</text:span></text:p>
          </draw:text-box>
        </draw:frame>
        <draw:frame draw:style-name="gr4" draw:text-style-name="P4" draw:layer="layout" svg:width="2.564cm" svg:height="0.683cm" svg:x="3.81cm" svg:y="6.937cm">
          <draw:text-box>
            <text:p><text:span text:style-name="T2">[5,20,15,22]</text:span></text:p>
          </draw:text-box>
        </draw:frame>
        <draw:frame draw:style-name="gr4" draw:text-style-name="P4" draw:layer="layout" svg:width="3.106cm" svg:height="0.683cm" svg:x="3.786cm" svg:y="9.477cm">
          <draw:text-box>
            <text:p><text:span text:style-name="T2">[5,20,15,22,40]</text:span></text:p>
          </draw:text-box>
        </draw:frame>
        <draw:frame draw:style-name="gr4" draw:text-style-name="P4" draw:layer="layout" svg:width="2.564cm" svg:height="0.683cm" svg:x="3.81cm" svg:y="6.938cm">
          <draw:text-box>
            <text:p><text:span text:style-name="T2">[5,20,15,22]</text:span></text:p>
          </draw:text-box>
        </draw:frame>
        <draw:frame draw:style-name="gr4" draw:text-style-name="P4" draw:layer="layout" svg:width="3.431cm" svg:height="0.683cm" svg:x="3.879cm" svg:y="12.652cm">
          <draw:text-box>
            <text:p><text:span text:style-name="T2">[5,20,15,22,40,3]</text:span></text:p>
          </draw:text-box>
        </draw:frame>
        <draw:frame draw:style-name="gr4" draw:text-style-name="P4" draw:layer="layout" svg:width="3.431cm" svg:height="0.683cm" svg:x="14.349cm" svg:y="0.587cm">
          <draw:text-box>
            <text:p><text:span text:style-name="T2">[5,20,3,22,40,15]</text:span></text:p>
          </draw:text-box>
        </draw:frame>
        <draw:frame draw:style-name="gr4" draw:text-style-name="P4" draw:layer="layout" svg:width="3.431cm" svg:height="0.683cm" svg:x="14.349cm" svg:y="3.175cm">
          <draw:text-box>
            <text:p><text:span text:style-name="T2">[3,20,5,22,40,15]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1T21:39:38.397833941</meta:creation-date>
    <dc:date>2021-07-11T21:54:16.388702536</dc:date>
    <meta:editing-duration>PT4M27S</meta:editing-duration>
    <meta:editing-cycles>1</meta:editing-cycles>
    <meta:generator>LibreOffice/7.1.4.2$Linux_X86_64 LibreOffice_project/10$Build-2</meta:generator>
    <meta:document-statistic meta:object-count="92"/>
  </office:meta>
</office:document-meta>
</file>